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14.525625cm" style:use-optimal-column-width="true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6.72041666666667cm"/>
    </style:style>
    <style:style style:name="co8" style:family="table-column">
      <style:table-column-properties fo:break-before="auto" style:column-width="7.3025cm"/>
    </style:style>
    <style:style style:name="co9" style:family="table-column">
      <style:table-column-properties fo:break-before="auto" style:column-width="15.001875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Zeitaufwand in mi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ead Requirement document - define requirements</text:p>
          </table:table-cell>
          <table:table-cell office:value-type="string" table:style-name="ce3">
            <text:p>02.01.2021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github repo for the setup project and commit protocoll</text:p>
          </table:table-cell>
          <table:table-cell office:value-type="string" table:style-name="ce1">
            <text:p>02.01.202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ad tutorial about docker compose and setup postgress in docker-compose.yml</text:p>
          </table:table-cell>
          <table:table-cell office:value-type="string" table:style-name="ce1">
            <text:p>04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Camunda Spring Boot app and start with dependency postgres db</text:p>
          </table:table-cell>
          <table:table-cell office:value-type="string" table:style-name="ce1">
            <text:p>04.01.202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Write automation script for current setup</text:p>
          </table:table-cell>
          <table:table-cell office:value-type="string" table:style-name="ce1">
            <text:p>05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number-rows-repeated="7" table:style-name="ro3">
          <table:table-cell table:number-columns-repeated="16384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4">
            <text:p>Ticke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feren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1</text:p>
          </table:table-cell>
          <table:table-cell office:value-type="string" table:style-name="ce3">
            <text:p>Create protocoll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2</text:p>
          </table:table-cell>
          <table:table-cell office:value-type="string" table:style-name="ce3">
            <text:p>Github Repo erstellen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">https://github.com/barblin/camunda-alanda-setup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3</text:p>
          </table:table-cell>
          <table:table-cell office:value-type="string" table:style-name="ce3">
            <text:p>Create three VMs with Docker compose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4</text:p>
          </table:table-cell>
          <table:table-cell office:value-type="string" table:style-name="ce3">
            <text:p>Create VM with Postgres DB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blob/develop/docker-compose.yml">https://github.com/barblin/camunda-alanda-setup/blob/develop/docker-compose.yml</text:a>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JPA-05</text:p>
          </table:table-cell>
          <table:table-cell office:value-type="string" table:style-name="ce3">
            <text:p>Create Camunda Spring Boot app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tree/develop/com.alanda.camunda.services">https://github.com/barblin/camunda-alanda-setup/tree/develop/com.alanda.camunda.services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6</text:p>
          </table:table-cell>
          <table:table-cell office:value-type="string" table:style-name="ce3">
            <text:p>Integration Test DB &lt;-&gt; Camunda Service</text:p>
          </table:table-cell>
          <table:table-cell office:value-type="string" table:style-name="ce3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7</text:p>
          </table:table-cell>
          <table:table-cell office:value-type="string" table:style-name="ce3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office:value-type="string" table:style-name="ce3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8</text:p>
          </table:table-cell>
          <table:table-cell office:value-type="string" table:style-name="ce3">
            <text:p>Java Spring Boot App with example rest API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9</text:p>
          </table:table-cell>
          <table:table-cell office:value-type="string" table:style-name="ce3">
            <text:p>Feature: A customer wants to be able to deploy</text:p>
            <text:p>a new process via local file to camunda</text:p>
          </table:table-cell>
          <table:table-cell office:value-type="string" table:style-name="ce3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10</text:p>
          </table:table-cell>
          <table:table-cell office:value-type="string" table:style-name="ce3">
            <text:p>Test with git bash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11</text:p>
          </table:table-cell>
          <table:table-cell office:value-type="string" table:style-name="ce3">
            <text:p>Write setup guide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4" table:number-columns-repeated="1023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Johannes Preisinger</dc:creator>
    <dc:date>2021-01-05T17:54:28Z</dc:date>
  </office:meta>
</office:document-meta>
</file>